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6a8" officeooo:paragraph-rsid="0006c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syntax tree for a given expr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44:33.681142672</meta:creation-date>
    <dc:date>2018-04-03T23:45:12.230374231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46" meta:non-whitespace-character-count="40"/>
    <meta:generator>LibreOffice/4.2.8.2$Linux_X86_64 LibreOffice_project/420m0$Build-2</meta:generator>
  </office:meta>
</office:document-meta>
</file>